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7cm" draw:z-index="0"><draw:image xlink:href="../images/0175.png" xlink:type="simple" xlink:show="embed" xlink:actuate="onLoad"/></draw:frame></text:p>
          </table:table-cell>
          <table:table-cell table:style-name="Table1.B1" office:value-type="string">
            <text:h text:style-name="P8" text:outline-level="1">Дробная часть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175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операцию выделения дробной части входного сигнала.</text:p>
            <text:p text:style-name="P2">Под дробной частью понимается разность между сигналом и его целой частью.</text:p>
            <text:p text:style-name="P2">Дробная часть положительного числа – неотрицательна, а дробная часть отрицательного числа – неположительна <text:span text:style-name="T2">(</text:span>см. рисунок):</text:p>
            <text:p text:style-name="P3"><draw:frame draw:style-name="fr2" draw:name="Графический объект3" text:anchor-type="as-char" svg:width="12.3cm" svg:height="10.59cm" draw:z-index="2"><draw:image xlink:href="../images/0175_sample.PNG" xlink:type="simple" xlink:show="embed" xlink:actuate="onLoad"/></draw:frame></text:p>
            <text:p text:style-name="P4">Алгоритм вычисления дробной части числа:</text:p>
            <text:p text:style-name="P3"><draw:frame draw:style-name="fr3" draw:name="Объект1" text:anchor-type="as-char" svg:width="7.772cm" svg:height="0.62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ыходной сигнал,<draw:frame draw:style-name="fr3" draw:name="Object11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– <text:span text:style-name="T4">входной сигнал блока</text:span>.</text:p>
            <text:p text:style-name="P2">В случае <text:span text:style-name="T3">векторного</text:span> входного сигнала, блок реализует операцию выделения дробной части каждого из элементов входной <text:span text:style-name="T3">векторной</text:span> величины.</text:p>
            <text:p text:style-name="P1"><text:span text:style-name="T5">Свойства</text:span>: для работы блока не требуется задавать свойства.</text:p>
            <text:p text:style-name="P2"><text:span text:style-name="T1">Примечание</text:span>: размерность выходного сигнала всегда равна размерности входного <text:soft-page-break/>сигнала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робная часть</dc:title>
    <dc:date>2016-04-07T14:44:59.14</dc:date>
    <meta:generator>OpenOffice/4.1.1$Win32 OpenOffice.org_project/411m6$Build-9775</meta:generator>
    <meta:editing-duration>PT3H20M53S</meta:editing-duration>
    <meta:editing-cycles>79</meta:editing-cycles>
    <meta:document-statistic meta:table-count="1" meta:image-count="3" meta:object-count="3" meta:page-count="2" meta:paragraph-count="16" meta:word-count="93" meta:character-count="677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text>frac</mtext>
      <mfenced open="[" close="]">
        <mrow>
          <mi>u</mi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i>u</mi>
      <mrow>
        <mrow>
          <mo stretchy="false">(</mo>
          <mrow>
            <mi>t</mi>
          </mrow>
          <mo stretchy="false">)</mo>
        </mrow>
        <mo stretchy="false">−</mo>
        <mtext>int</mtext>
      </mrow>
      <mfenced open="[" close="]">
        <mrow>
          <mi>u</mi>
          <mrow>
            <mo stretchy="false">(</mo>
            <mrow>
              <mi>t</mi>
            </mrow>
            <mo stretchy="false">)</mo>
          </mrow>
        </mrow>
      </mfenced>
    </mrow>
    <annotation encoding="StarMath 5.0">y(t) ~=~ "frac" left [ u(t) right ] ~=~ u(t) - "int" left [ u(t) right ]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